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7cm" style:type="right"/>
        </style:tab-stops>
      </style:paragraph-properties>
    </style:style>
    <style:style style:name="P2" style:family="paragraph" style:parent-style-name="Standard">
      <style:paragraph-properties fo:text-align="center" style:justify-single-word="false">
        <style:tab-stops>
          <style:tab-stop style:position="17cm" style:type="right"/>
        </style:tab-stops>
      </style:paragraph-properties>
    </style:style>
    <style:style style:name="P3" style:family="paragraph" style:parent-style-name="Standard">
      <style:paragraph-properties fo:text-align="justify" style:justify-single-word="false">
        <style:tab-stops>
          <style:tab-stop style:position="17cm" style:type="right"/>
        </style:tab-stops>
      </style:paragraph-properties>
    </style:style>
    <style:style style:name="P4" style:family="paragraph" style:parent-style-name="Standard">
      <style:paragraph-properties fo:text-align="justify" style:justify-single-word="false">
        <style:tab-stops>
          <style:tab-stop style:position="17cm" style:type="right"/>
        </style:tab-stops>
      </style:paragraph-properties>
    </style:style>
    <style:style style:name="P5" style:family="paragraph" style:parent-style-name="Standard" style:list-style-name="L1">
      <style:paragraph-properties fo:text-align="justify" style:justify-single-word="false">
        <style:tab-stops>
          <style:tab-stop style:position="17cm" style:type="right"/>
        </style:tab-stops>
      </style:paragraph-properties>
    </style:style>
    <style:style style:name="P6" style:family="paragraph" style:parent-style-name="Standard" style:list-style-name="L2">
      <style:paragraph-properties fo:text-align="justify" style:justify-single-word="false">
        <style:tab-stops>
          <style:tab-stop style:position="17cm" style:type="right"/>
        </style:tab-stops>
      </style:paragraph-properties>
    </style:style>
    <style:style style:name="P7" style:family="paragraph" style:parent-style-name="Standard" style:list-style-name="L3">
      <style:paragraph-properties fo:text-align="justify" style:justify-single-word="false">
        <style:tab-stops>
          <style:tab-stop style:position="17cm" style:type="right"/>
        </style:tab-stops>
      </style:paragraph-properties>
    </style:style>
    <style:style style:name="P8" style:family="paragraph" style:parent-style-name="Standard" style:list-style-name="L4">
      <style:paragraph-properties fo:text-align="justify" style:justify-single-word="false">
        <style:tab-stops>
          <style:tab-stop style:position="17cm" style:type="right"/>
        </style:tab-stops>
      </style:paragraph-properties>
    </style:style>
    <style:style style:name="P9" style:family="paragraph" style:parent-style-name="Standard">
      <style:paragraph-properties fo:text-align="justify" style:justify-single-word="false">
        <style:tab-stops>
          <style:tab-stop style:position="6.006cm"/>
          <style:tab-stop style:position="17cm" style:type="right"/>
        </style:tab-stops>
      </style:paragraph-properties>
    </style:style>
    <style:style style:name="P10" style:family="paragraph" style:parent-style-name="Standard">
      <style:paragraph-properties fo:text-align="justify" style:justify-single-word="false">
        <style:tab-stops>
          <style:tab-stop style:position="9.208cm"/>
          <style:tab-stop style:position="17cm" style:type="right"/>
        </style:tab-stops>
      </style:paragraph-properties>
    </style:style>
    <style:style style:name="P11" style:family="paragraph" style:parent-style-name="Standard">
      <style:paragraph-properties>
        <style:tab-stops>
          <style:tab-stop style:position="17cm" style:type="right"/>
        </style:tab-stops>
      </style:paragraph-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RRENT Pierre<text:tab/>Solaize, Vendredi 28 Novembre 2014</text:p>
      <text:p text:style-name="P1">93 Chemin des Vergers</text:p>
      <text:p text:style-name="P1">69360 Solaize</text:p>
      <text:p text:style-name="P10">06-95-20-47-29 </text:p>
      <text:p text:style-name="P10">pferrent@gmail.com</text:p>
      <text:p text:style-name="P1"/>
      <text:p text:style-name="P1"/>
      <text:p text:style-name="P1"/>
      <text:p text:style-name="P1"/>
      <text:p text:style-name="P1">Objet : Création d'une animation de Speed Swapping</text:p>
      <text:p text:style-name="P1"/>
      <text:p text:style-name="P1"/>
      <text:p text:style-name="P1"/>
      <text:p text:style-name="P2">Madame, Monsieur,</text:p>
      <text:p text:style-name="P2"/>
      <text:p text:style-name="P3"/>
      <text:p text:style-name="P3">je prends contact avec vous dans le but de créer une animation de « Speed swapping » sur le thème des BD. </text:p>
      <text:p text:style-name="P3"/>
      <text:p text:style-name="P3">Cette animation s'inscrit dans le cadre de la sélection de mon projet pour le 2ème tour du concours Lyon Startup. </text:p>
      <text:p text:style-name="P3"/>
      <text:p text:style-name="P3">Mon projet consiste en la création d’une plateforme de troc sur le web. Sur cette plateforme, les troqueurs exposent leurs objets dans des vitrines et construisent progressivement des échanges avec d’autres troqueurs en ajoutant ou retirant des objets à tour de rôle jusqu’à trouver un accord qui satisfait les 2 parties. Cette plateforme proposera des fonctionnalités d’assistance à la négociation (workflow, cross swapping, up swapping, statistiques sur l’offre et la demande des objets, et les centres d’intérêt des troqueurs). </text:p>
      <text:p text:style-name="P3"/>
      <text:p text:style-name="P3">A titre d’illustration, j’ai développé un prototype sur le sujet des bandes dessinées : www.trocabd.com . Une communauté de troqueurs s’est créée autour du site. Ils participent aux choix d’évolution et leur présence valide l’existence d’un potentiel. Ce concept pourra être étendu par la suite à d'autres objets : vêtements d'enfants, livres scolaires, .../... </text:p>
      <text:p text:style-name="P3"/>
      <text:p text:style-name="P3">Les sessions de Speed swapping visent plusieurs objectifs : </text:p>
      <text:list xml:id="list7320073940806344622" text:style-name="L4">
        <text:list-item>
          <text:p text:style-name="P8">Promouvoir la BD papier (face à l'émergence du digital),</text:p>
        </text:list-item>
        <text:list-item>
          <text:p text:style-name="P8">Attirer les lecteurs de BD dans vos boutiques, </text:p>
        </text:list-item>
      </text:list>
      <text:list xml:id="list11607244332688857" text:style-name="L3">
        <text:list-item>
          <text:p text:style-name="P7">Prouver l'intérêt du public pour le concept du troc,</text:p>
        </text:list-item>
        <text:list-item>
          <text:p text:style-name="P7">Constituer un fichier de troqueurs et des BD qu'ils possèdent.</text:p>
        </text:list-item>
      </text:list>
      <text:list xml:id="list1293815385232747580" text:style-name="L2">
        <text:list-header>
          <text:p text:style-name="P6"/>
        </text:list-header>
      </text:list>
      <text:p text:style-name="P3"/>
      <text:p text:style-name="P3">Je vous propose de convenir d'un rendez-vous pour vous présenter plus précisément ce projet. </text:p>
      <text:p text:style-name="P3"/>
      <text:p text:style-name="P3"/>
      <text:p text:style-name="P9"><text:tab/>Cordialement, </text:p>
      <text:p text:style-name="P3"/>
      <text:p text:style-name="P3"/>
      <text:p text:style-name="P10"><text:tab/>Pierre FERRENT </text:p>
      <text:p text:style-name="P10"><text:tab/></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4T11:56:36.13</meta:creation-date>
    <meta:generator>OpenOffice.org/3.4.1$Win32 OpenOffice.org_project/341m1$Build-9593</meta:generator>
    <dc:date>2014-11-27T21:37:16.69</dc:date>
    <meta:editing-duration>PT51M13S</meta:editing-duration>
    <meta:editing-cycles>5</meta:editing-cycles>
    <meta:print-date>2014-11-27T21:37:12.76</meta:print-date>
    <meta:document-statistic meta:table-count="0" meta:image-count="0" meta:object-count="0" meta:page-count="1" meta:paragraph-count="20" meta:word-count="266" meta:character-count="1702"/>
  </office:meta>
</office:document-meta>
</file>